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c30" officeooo:paragraph-rsid="000afc30"/>
    </style:style>
    <style:style style:name="P2" style:family="paragraph" style:parent-style-name="Standard">
      <style:text-properties officeooo:rsid="000cb650" officeooo:paragraph-rsid="000cb650"/>
    </style:style>
    <style:style style:name="P3" style:family="paragraph" style:parent-style-name="Standard">
      <style:text-properties fo:font-weight="bold" officeooo:rsid="000e302c" officeooo:paragraph-rsid="000e302c" style:font-weight-asian="bold" style:font-weight-complex="bold"/>
    </style:style>
    <style:style style:name="P4" style:family="paragraph" style:parent-style-name="Standard">
      <style:text-properties fo:font-weight="bold" officeooo:rsid="00113143" officeooo:paragraph-rsid="00113143" style:font-weight-asian="bold" style:font-weight-complex="bold"/>
    </style:style>
    <style:style style:name="T1" style:family="text">
      <style:text-properties officeooo:rsid="001131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ywords</text:p>
      <text:p text:style-name="P4">kurs: Automatisierungstechnik</text:p>
      <text:p text:style-name="P1">Feldbus, Ethernet, Robotik</text:p>
      <text:p text:style-name="P1">CAN-Bus hat die Anwendung für Fernsteuerung</text:p>
      <text:p text:style-name="P1">TCP/IP</text:p>
      <text:p text:style-name="P1">Regelung, Anregung, Schwingung, Beschleunigungssensor (speed bump)</text:p>
      <text:p text:style-name="P1"/>
      <text:p text:style-name="P1">Passenger view in car</text:p>
      <text:p text:style-name="P1">gedämpft</text:p>
      <text:p text:style-name="P1">Qualität von Kopfhöher: messen mit Bodendiagram für Dämpfung</text:p>
      <text:p text:style-name="P1">Messmerkmal: Verhältnis des Amplitude zu bestimmte Phase</text:p>
      <text:p text:style-name="P1">Schwingung in elektrischen System: U = UR + UL (R:Resistant, L:Induktion)</text:p>
      <text:p text:style-name="P1">Die Spannung überlagern, entsteht magnet Feld ==&gt; Energie</text:p>
      <text:p text:style-name="P1">Es gibt für kurze Zeit Energie, die wir nutzen können.</text:p>
      <text:p text:style-name="P1">Hohe Spannung bedeutet schnelle Veränderung</text:p>
      <text:p text:style-name="P1">Grundlage Laplace Tranformation</text:p>
      <text:p text:style-name="P1">Wie ein Auto auf die Ebene reagiert, kann man mit Simulink aufnehmen, berechnen, wenn und wie der Ausgang Null auskommen kann.</text:p>
      <text:p text:style-name="P1"/>
      <text:p text:style-name="P1"/>
      <text:p text:style-name="P3"><text:span text:style-name="T1">Kurs: </text:span>Modellbasierte Software-entwicklung</text:p>
      <text:p text:style-name="P2">Parametrische Modelle </text:p>
      <text:p text:style-name="P2">was nicht statisch ist, hängt von einem Wert ab. Gibt es Veränderung. Z.B. Temperatur, Wellenlänge</text:p>
      <text:p text:style-name="P2"/>
      <text:p text:style-name="P2">pw:OttoDiesel (Auto Elektronik, Parametrische Modelle)</text:p>
      <text:p text:style-name="P2"/>
      <text:p text:style-name="P2">1 V-model für Entwicklung und Test</text:p>
      <text:p text:style-name="P2">2 Physikalische und logische</text:p>
      <text:p text:style-name="P2">3 Tools: Matlab, Simulink</text:p>
      <text:p text:style-name="P2"/>
      <text:p text:style-name="P2">Echtzeit, Synchronisation heißt task A quasi parallel zu B</text:p>
      <text:p text:style-name="P2">Cooperation: A und B integieren</text:p>
      <text:p text:style-name="P2">Communication: Daten transportieren, e.g. mit CAN-Bus</text:p>
      <text:p text:style-name="P2"/>
      <text:p text:style-name="P2">Model basiert, Zustand Modell</text:p>
      <text:p text:style-name="P2">Simulink testet automatisch die Syntex</text:p>
      <text:p text:style-name="P2">Notwendig sind Steuerung und Regelungsfunktion</text:p>
      <text:p text:style-name="P2">Zustandautomaten: Mo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20:37:11.327683799</meta:creation-date>
    <dc:date>2018-04-02T20:52:29.897007417</dc:date>
    <meta:editing-duration>PT15M1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172" meta:character-count="1287" meta:non-whitespace-character-count="1144"/>
  </office:meta>
</office:document-meta>
</file>